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80000001E0A0617C3684E8362B.png" manifest:media-type="image/png"/>
  <manifest:file-entry manifest:full-path="Pictures/1000020100000280000001E0DA529B822E6344B6.png" manifest:media-type="image/png"/>
  <manifest:file-entry manifest:full-path="Pictures/1000020100000280000001E0EECCB02368B43229.png" manifest:media-type="image/png"/>
  <manifest:file-entry manifest:full-path="Pictures/1000020100000280000001E0C0BDE5BB81F46524.png" manifest:media-type="image/png"/>
  <manifest:file-entry manifest:full-path="Pictures/1000020100000280000001E00C3E43420AF50B4C.png" manifest:media-type="image/png"/>
  <manifest:file-entry manifest:full-path="Pictures/1000020100000280000001E08A36BD43E0ECA68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4" text:anchor-type="char" svg:x="3.3764in" svg:y="-0.3846in" svg:width="4.1417in" svg:height="3.1063in" draw:z-index="3"><draw:image xlink:href="Pictures/1000020100000280000001E08A36BD43E0ECA688.png" xlink:type="simple" xlink:show="embed" xlink:actuate="onLoad" loext:mime-type="image/png"/></draw:frame><draw:frame draw:style-name="fr1" draw:name="Image3" text:anchor-type="char" svg:x="-0.8571in" svg:y="-0.2311in" svg:width="4.2339in" svg:height="2.9528in" draw:z-index="2"><draw:image xlink:href="Pictures/1000020100000280000001E0C0BDE5BB81F46524.png" xlink:type="simple" xlink:show="embed" xlink:actuate="onLoad" loext:mime-type="image/png"/></draw:frame></text:p>
      <text:p text:style-name="Standard"><draw:frame draw:style-name="fr1" draw:name="Image5" text:anchor-type="char" svg:x="-0.5571in" svg:y="0.078in" svg:width="3.6583in" svg:height="3.1319in" draw:z-index="4"><draw:image xlink:href="Pictures/1000020100000280000001E0EECCB02368B43229.png" xlink:type="simple" xlink:show="embed" xlink:actuate="onLoad" loext:mime-type="image/png"/></draw:frame><draw:frame draw:style-name="fr1" draw:name="Image6" text:anchor-type="char" svg:x="3.4508in" svg:y="0.1472in" svg:width="3.6898in" svg:height="2.7673in" draw:z-index="5"><draw:image xlink:href="Pictures/1000020100000280000001E00C3E43420AF50B4C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2" text:anchor-type="char" svg:x="-0.5783in" svg:y="0.1484in" svg:width="4.5701in" svg:height="3.428in" draw:z-index="1"><draw:image xlink:href="Pictures/1000020100000280000001E0DA529B822E6344B6.png" xlink:type="simple" xlink:show="embed" xlink:actuate="onLoad" loext:mime-type="image/png"/></draw:frame><draw:frame draw:style-name="fr1" draw:name="Image1" text:anchor-type="char" svg:x="3.6508in" svg:y="0.1484in" svg:width="4.061in" svg:height="3.0457in" draw:z-index="0"><draw:image xlink:href="Pictures/1000020100000280000001E0A0617C3684E8362B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3T16:16:36.950460210</meta:creation-date>
    <dc:date>2021-02-23T16:20:41.300236436</dc:date>
    <meta:editing-duration>PT4M4S</meta:editing-duration>
    <meta:editing-cycles>1</meta:editing-cycles>
    <meta:document-statistic meta:table-count="0" meta:image-count="6" meta:object-count="0" meta:page-count="1" meta:paragraph-count="0" meta:word-count="0" meta:character-count="0" meta:non-whitespace-character-count="0"/>
    <meta:generator>LibreOffice/6.4.7.2$Linux_X86_64 LibreOffice_project/40$Build-2</meta:generator>
  </office:meta>
</office:document-meta>
</file>